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11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UltimateReceiv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Soap11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11.getDerivedVersion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Nex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AttrNameMustUnderst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Soap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SoapEncod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None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1.getAttrName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